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omplete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uuu... what do I d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Oh dear～...”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es, si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ell then, let's get you inside!”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weeuuhhh... I'm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